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5128">
            <text:p>T-5128</text:p>
          </table:table-cell>
          <table:table-cell office:value-type="float" office:value="78.037">
            <text:p>78.037</text:p>
          </table:table-cell>
          <table:table-cell office:value-type="float" office:value="18.759">
            <text:p>18.759</text:p>
          </table:table-cell>
          <table:table-cell office:value-type="float" office:value="5430.0">
            <text:p>5430.0</text:p>
          </table:table-cell>
          <table:table-cell office:value-type="float" office:value="100.0">
            <text:p>100.0</text:p>
          </table:table-cell>
          <table:table-cell office:value-type="string" office:value="Baleen">
            <text:p>Balee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5127">
            <text:p>T-5127</text:p>
          </table:table-cell>
          <table:table-cell office:value-type="float" office:value="78.055">
            <text:p>78.055</text:p>
          </table:table-cell>
          <table:table-cell office:value-type="float" office:value="18.558">
            <text:p>18.558</text:p>
          </table:table-cell>
          <table:table-cell office:value-type="float" office:value="1240.0">
            <text:p>1240.0</text:p>
          </table:table-cell>
          <table:table-cell office:value-type="float" office:value="70.0">
            <text:p>70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5126">
            <text:p>T-5126</text:p>
          </table:table-cell>
          <table:table-cell office:value-type="float" office:value="78.037">
            <text:p>78.037</text:p>
          </table:table-cell>
          <table:table-cell office:value-type="float" office:value="18.759">
            <text:p>18.759</text:p>
          </table:table-cell>
          <table:table-cell office:value-type="float" office:value="7250.0">
            <text:p>7250.0</text:p>
          </table:table-cell>
          <table:table-cell office:value-type="float" office:value="110.0">
            <text:p>110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5125">
            <text:p>T-5125</text:p>
          </table:table-cell>
          <table:table-cell office:value-type="float" office:value="78.037">
            <text:p>78.037</text:p>
          </table:table-cell>
          <table:table-cell office:value-type="float" office:value="18.759">
            <text:p>18.759</text:p>
          </table:table-cell>
          <table:table-cell office:value-type="float" office:value="5770.0">
            <text:p>577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4942">
            <text:p>T-4942</text:p>
          </table:table-cell>
          <table:table-cell office:value-type="float" office:value="78.037">
            <text:p>78.037</text:p>
          </table:table-cell>
          <table:table-cell office:value-type="float" office:value="18.759">
            <text:p>18.759</text:p>
          </table:table-cell>
          <table:table-cell office:value-type="float" office:value="4690.0">
            <text:p>469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4941">
            <text:p>T-4941</text:p>
          </table:table-cell>
          <table:table-cell office:value-type="float" office:value="78.055">
            <text:p>78.055</text:p>
          </table:table-cell>
          <table:table-cell office:value-type="float" office:value="18.558">
            <text:p>18.558</text:p>
          </table:table-cell>
          <table:table-cell office:value-type="float" office:value="810.0">
            <text:p>81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4939">
            <text:p>T-4939</text:p>
          </table:table-cell>
          <table:table-cell office:value-type="float" office:value="78.037">
            <text:p>78.037</text:p>
          </table:table-cell>
          <table:table-cell office:value-type="float" office:value="18.759">
            <text:p>18.759</text:p>
          </table:table-cell>
          <table:table-cell office:value-type="float" office:value="6450.0">
            <text:p>645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4938">
            <text:p>T-4938</text:p>
          </table:table-cell>
          <table:table-cell office:value-type="float" office:value="78.074">
            <text:p>78.074</text:p>
          </table:table-cell>
          <table:table-cell office:value-type="float" office:value="18.59">
            <text:p>18.59</text:p>
          </table:table-cell>
          <table:table-cell office:value-type="float" office:value="9480.0">
            <text:p>9480.0</text:p>
          </table:table-cell>
          <table:table-cell office:value-type="float" office:value="140.0">
            <text:p>1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6.5">
            <text:p>36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alvigsenMangerud1991">
            <text:p>SalvigsenMangerud1991</text:p>
          </table:table-cell>
        </table:table-row>
        <table:table-row>
          <table:table-cell office:value-type="string" office:value="Agardbukta">
            <text:p>Agardbukta</text:p>
          </table:table-cell>
          <table:table-cell office:value-type="string" office:value="radiocarbon">
            <text:p>radiocarbon</text:p>
          </table:table-cell>
          <table:table-cell office:value-type="string" office:value="T-4937">
            <text:p>T-4937</text:p>
          </table:table-cell>
          <table:table-cell office:value-type="float" office:value="78.074">
            <text:p>78.074</text:p>
          </table:table-cell>
          <table:table-cell office:value-type="float" office:value="18.59">
            <text:p>18.59</text:p>
          </table:table-cell>
          <table:table-cell office:value-type="float" office:value="9870.0">
            <text:p>9870.0</text:p>
          </table:table-cell>
          <table:table-cell office:value-type="float" office:value="140.0">
            <text:p>140.0</text:p>
          </table:table-cell>
          <table:table-cell office:value-type="string" office:value="Mosses">
            <text:p>Moss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9.0">
            <text:p>49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alvigsenMangerud1991">
            <text:p>SalvigsenMangerud19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